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.999cm" svg:height="8.999cm" svg:x="4.616cm" svg:y="0.1cm">
            <draw:object draw:notify-on-update-of-ranges="工作表1.A1:工作表1.A1 工作表1.A2:工作表1.A4 工作表1.B1:工作表1.B1 工作表1.B2:工作表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类别</text:p>
          </table:table-cell>
          <table:table-cell office:value-type="string" calcext:value-type="string">
            <text:p>数量</text:p>
          </table:table-cell>
        </table:table-row>
        <table:table-row table:style-name="ro1">
          <table:table-cell office:value-type="string" calcext:value-type="string">
            <text:p>生产资本储备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商品资本储备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个人消费基金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思源宋体 CN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22:30:51.622180858</meta:creation-date>
    <dc:date>2022-03-10T22:33:08.134434671</dc:date>
    <meta:editing-duration>PT2M17S</meta:editing-duration>
    <meta:editing-cycles>1</meta:editing-cycles>
    <meta:document-statistic meta:table-count="1" meta:cell-count="8" meta:object-count="1"/>
    <meta:generator>LibreOffice/7.2.5.2$Linux_X86_64 LibreOffice_project/499f9727c189e6ef3471021d6132d4c694f357e5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086cm" svg:y="3.505cm" style:legend-expansion="high" chart:style-name="ch2"/>
        <chart:plot-area chart:style-name="ch3" table:cell-range-address="工作表1.A1:工作表1.B4" chart:data-source-has-labels="both" svg:x="0.32cm" svg:y="0.18cm" svg:width="12.446cm" svg:height="8.64cm">
          <chart:coordinate-region svg:x="2.223cm" svg:y="0.181cm" svg:width="8.639cm" svg:height="8.639cm"/>
          <chart:axis chart:dimension="x" chart:name="primary-x" chart:style-name="ch4" chartooo:axis-type="auto">
            <chartooo:date-scale/>
            <chart:categories table:cell-range-address="工作表1.A2:工作表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工作表1.B2:工作表1.B4" chart:label-cell-address="工作表1.B1:工作表1.B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数量</text:p>
                <draw:g>
                  <svg:desc>工作表1.B1:工作表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生产资本储备</text:p>
                <draw:g>
                  <svg:desc>工作表1.A2:工作表1.A4</svg:desc>
                </draw:g>
              </table:table-cell>
              <table:table-cell office:value-type="float" office:value="35">
                <text:p>35</text:p>
                <draw:g>
                  <svg:desc>工作表1.B2:工作表1.B4</svg:desc>
                </draw:g>
              </table:table-cell>
            </table:table-row>
            <table:table-row>
              <table:table-cell office:value-type="string">
                <text:p>商品资本储备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个人消费基金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499f9727c189e6ef3471021d6132d4c694f357e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